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T1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ar</text:p>
      <text:p text:style-name="P1"><text:span text:style-name="T1"/></text:p>
      <text:p text:style-name="P1"><text:span text:style-name="T1"><text:s text:c="4"/>Remembered the <text:s/>ultimate balance sheet of history? <text:s/>Of any war, we look at the losses of lives of the aggressor side, <text:s/>is about the same as the losses on the assaulted side. <text:s/>Every empire that started a conflict believes they will be an exception to this balance sheet. <text:s/>To date, there is no single exception. <text:s/>Those who ignore history tend to repeat its <text:s/>failures.</text:span></text:p>
      <text:p text:style-name="P1"><text:span text:style-name="T1"/></text:p>
      <text:p text:style-name="P1"><text:span text:style-name="T1"><text:s text:c="3"/>When we give your current example of conflict mongering.</text:span></text:p>
      <text:p text:style-name="P1"><text:span text:style-name="T1"/></text:p>
      <text:p text:style-name="P1"><text:span text:style-name="T1">The question arises, are we ignorant enough to think that our balance sheet will be different? 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r Glen</meta:initial-creator>
    <meta:creation-date>2015-10-14T17:44:48.70</meta:creation-date>
    <dc:date>2015-10-14T17:47:35.42</dc:date>
    <dc:creator>Peter Glen</dc:creator>
    <meta:editing-duration>PT2M45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4" meta:word-count="90" meta:character-count="526"/>
  </office:meta>
</office:document-meta>
</file>